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TStream.setEncoding(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TStream.setDoOutput( boolean do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Stream.add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XTStream.TXT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